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8cm"/>
    </style:style>
    <style:style style:name="co4" style:family="table-column">
      <style:table-column-properties fo:break-before="auto" style:column-width="5.466cm"/>
    </style:style>
    <style:style style:name="co5" style:family="table-column">
      <style:table-column-properties fo:break-before="auto" style:column-width="5.549cm"/>
    </style:style>
    <style:style style:name="co6" style:family="table-column">
      <style:table-column-properties fo:break-before="auto" style:column-width="4.523cm"/>
    </style:style>
    <style:style style:name="co8" style:family="table-column">
      <style:table-column-properties fo:break-before="auto" style:column-width="2.912cm"/>
    </style:style>
    <style:style style:name="ro1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1.552cm" fo:break-before="auto" style:use-optimal-row-height="false"/>
    </style:style>
    <style:style style:name="ro4" style:family="table-row">
      <style:table-row-properties style:row-height="1.658cm" fo:break-before="auto" style:use-optimal-row-height="fals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2.21cm" fo:break-before="auto" style:use-optimal-row-height="false"/>
    </style:style>
    <style:style style:name="ro7" style:family="table-row">
      <style:table-row-properties style:row-height="1.605cm" fo:break-before="auto" style:use-optimal-row-height="false"/>
    </style:style>
    <style:style style:name="ro8" style:family="table-row">
      <style:table-row-properties style:row-height="4.001cm" fo:break-before="auto" style:use-optimal-row-height="false"/>
    </style:style>
    <style:style style:name="ro9" style:family="table-row">
      <style:table-row-properties style:row-height="3cm" fo:break-before="auto" style:use-optimal-row-height="true"/>
    </style:style>
    <style:style style:name="ro10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33ff" style:text-align-source="fix" style:repeat-content="false"/>
      <style:paragraph-properties fo:text-align="justify" fo:margin-left="0cm"/>
      <style:text-properties fo:color="#ffffff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fo:background-color="#9900ff" style:text-align-source="fix" style:repeat-content="false"/>
      <style:paragraph-properties fo:text-align="justify" fo:margin-left="0cm"/>
      <style:text-properties fo:color="#ffffff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8" table:default-cell-style-name="ce3"/>
        <table:table-column table:style-name="co7" table:number-columns-repeated="1018" table:default-cell-style-name="ce3"/>
        <table:table-row table:style-name="ro2">
          <table:table-cell table:style-name="ce1" office:value-type="string">
            <text:p>Catégorie</text:p>
          </table:table-cell>
          <table:table-cell table:style-name="ce4" office:value-type="string">
            <text:p>Problème identifié</text:p>
          </table:table-cell>
          <table:table-cell table:style-name="ce4" office:value-type="string">
            <text:p>Explication du problème</text:p>
          </table:table-cell>
          <table:table-cell table:style-name="ce4" office:value-type="string">
            <text:p>Bonne pratique à adopter</text:p>
          </table:table-cell>
          <table:table-cell table:style-name="ce4" office:value-type="string">
            <text:p>Action recommandée</text:p>
          </table:table-cell>
          <table:table-cell table:style-name="ce4" office:value-type="string">
            <text:p>Référence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Accessibilté</text:p>
          </table:table-cell>
          <table:table-cell office:value-type="string">
            <text:p>Balise lang sur « Défault »</text:p>
          </table:table-cell>
          <table:table-cell office:value-type="string">
            <text:p>La langue (français) du site n'est pas spécifiée.</text:p>
          </table:table-cell>
          <table:table-cell office:value-type="string">
            <text:p>Améliorer l'interprétation de votre contenu par les utilisateurs dans différentes localisations.</text:p>
          </table:table-cell>
          <table:table-cell office:value-type="string">
            <text:p>Mettre « FR  à la balise lang</text:p>
          </table:table-cell>
          <table:table-cell/>
          <table:table-cell office:value-type="string">
            <text:p>fait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EO</text:p>
          </table:table-cell>
          <table:table-cell office:value-type="string">
            <text:p>La page n'a pas de titre « . »</text:p>
          </table:table-cell>
          <table:table-cell office:value-type="string">
            <text:p>Si il n'y a pas de titre sur la page il sera plus difficile de la trouver dans les résultats google</text:p>
          </table:table-cell>
          <table:table-cell office:value-type="string">
            <text:p>Toujours nommer ses pages avec des titres appropriés.</text:p>
          </table:table-cell>
          <table:table-cell office:value-type="string">
            <text:p>Ajouter un titre avec les mots clés importants « Agence Webdesign Lyon Entreprise.. »</text:p>
          </table:table-cell>
          <table:table-cell/>
          <table:table-cell office:value-type="string">
            <text:p>fait</text:p>
          </table:table-cell>
          <table:table-cell table:number-columns-repeated="1017"/>
        </table:table-row>
        <table:table-row table:style-name="ro5">
          <table:table-cell table:style-name="ce2" office:value-type="string">
            <text:p>SEO</text:p>
          </table:table-cell>
          <table:table-cell office:value-type="string">
            <text:p>Pas de méta description</text:p>
          </table:table-cell>
          <table:table-cell office:value-type="string">
            <text:p>Les robots d'exploration de google ne peuvent pas vraiment comprendre le contenu du site sans cette balise</text:p>
          </table:table-cell>
          <table:table-cell office:value-type="string">
            <text:p>Les méta description doivent être incluses dans les résultats de recherche pour résumer de manière concise le contenu de la page</text:p>
          </table:table-cell>
          <table:table-cell office:value-type="string">
            <text:p>Ajouter une description dans la balise meta description (mots clés)</text:p>
          </table:table-cell>
          <table:table-cell table:number-columns-repeated="1019"/>
        </table:table-row>
        <table:table-row table:style-name="ro6">
          <table:table-cell table:style-name="ce2" office:value-type="string">
            <text:p>SEO</text:p>
          </table:table-cell>
          <table:table-cell office:value-type="string">
            <text:p>Taille de police illisibles</text:p>
          </table:table-cell>
          <table:table-cell office:value-type="string">
            <text:p>étant inférieur à 12px cela oblige les utilisateurs à « pincer pour zoomer », le site n'est donc pas adapté aux mobiles</text:p>
          </table:table-cell>
          <table:table-cell office:value-type="string">
            <text:p>Taille de police supérieure a 12px</text:p>
          </table:table-cell>
          <table:table-cell office:value-type="string">
            <text:p>Augmenter la taille des polices.</text:p>
          </table:table-cell>
          <table:table-cell table:number-columns-repeated="1019"/>
        </table:table-row>
        <table:table-row table:style-name="ro7">
          <table:table-cell table:style-name="ce2" office:value-type="string">
            <text:p>Accessibilté</text:p>
          </table:table-cell>
          <table:table-cell office:value-type="string">
            <text:p>Les couleurs d'arrière-plan et de premier plan n'ont pas un ratio de contraste suffisant</text:p>
          </table:table-cell>
          <table:table-cell office:value-type="string">
            <text:p>Un texte à faible contraste est difficile ou impossible à lire pour de nombreux utilisateurs </text:p>
          </table:table-cell>
          <table:table-cell office:value-type="string">
            <text:p>Améliorer la lisibilité de votre contenu</text:p>
          </table:table-cell>
          <table:table-cell office:value-type="string">
            <text:p>Changer la couleur des textes et des arrières plans afin d'augmenter le contraste.</text:p>
          </table:table-cell>
          <table:table-cell table:number-columns-repeated="1019"/>
        </table:table-row>
        <table:table-row table:style-name="ro8">
          <table:table-cell table:style-name="ce2" office:value-type="string">
            <text:p>Accessibilté</text:p>
          </table:table-cell>
          <table:table-cell office:value-type="string">
            <text:p>Les liens n'ont pas de nom discernable.</text:p>
          </table:table-cell>
          <table:table-cell office:value-type="string">
            <text:p>Les réseaux en bas de page n'ont pas de « noms » ils sont identifiés en tant que « social » dans le code. Sans cette spécification, la navigation n'est pas facilitée pour les utilisateurs de lecteurs d'écran.</text:p>
          </table:table-cell>
          <table:table-cell office:value-type="string">
            <text:p>Le texte de lien (et le texte alternatif pour les images, lorsqu'il est utilisé comme lien) qui est discernable améliore la <text:s/>navigation pour les utilisateurs de technologies d'assistance, comme les lecteurs d'écran pour les non-voyants.</text:p>
          </table:table-cell>
          <table:table-cell office:value-type="string">
            <text:p>Ajouter des noms au liens ex : Instagram,, Twitter</text:p>
          </table:table-cell>
          <table:table-cell table:number-columns-repeated="1019"/>
        </table:table-row>
        <table:table-row table:style-name="ro9">
          <table:table-cell table:style-name="ce2" office:value-type="string">
            <text:p>Accessibilté</text:p>
          </table:table-cell>
          <table:table-cell office:value-type="string">
            <text:p>Hiérarchie des balises balises « H3 » pas respectée</text:p>
          </table:table-cell>
          <table:table-cell office:value-type="string">
            <text:p>les éléments d'en-tête (H1, H2, H3) ne sont pas dans un ordre décroissant <text:s/>ce qui peut causer des problèmes lors de la lecture au clavier par exemple</text:p>
          </table:table-cell>
          <table:table-cell office:value-type="string">
            <text:p>Des titres correctement ordonnés qui ne sautent pas de niveaux transmettent la « structure sémantique » de la page, ce qui facilité la navigation et la compréhension lors de l'utilsiation de technologies d'assistance</text:p>
          </table:table-cell>
          <table:table-cell office:value-type="string">
            <text:p>Réordonner les titres</text:p>
          </table:table-cell>
          <table:table-cell table:number-columns-repeated="1019"/>
        </table:table-row>
        <table:table-row table:style-name="ro10">
          <table:table-cell table:style-name="ce2" office:value-type="string">
            <text:p>SEO</text:p>
          </table:table-cell>
          <table:table-cell office:value-type="string">
            <text:p>Les image utilisées sont trop lourdes</text:p>
          </table:table-cell>
          <table:table-cell office:value-type="string">
            <text:p>Des images trop lourdes rendent le chargement de la page plus lent.</text:p>
          </table:table-cell>
          <table:table-cell office:value-type="string">
            <text:p>Mettre des images de taille appropriée pour économiser les données cellulaires et améliorer le temps de chargement.</text:p>
          </table:table-cell>
          <table:table-cell office:value-type="string">
            <text:p>Compresser les images</text:p>
          </table:table-cell>
          <table:table-cell table:number-columns-repeated="1019"/>
        </table:table-row>
        <table:table-row table:style-name="ro12">
          <table:table-cell table:style-name="ce2" office:value-type="string">
            <text:p>SEO </text:p>
          </table:table-cell>
          <table:table-cell office:value-type="string">
            <text:p>CSS inutile</text:p>
          </table:table-cell>
          <table:table-cell office:value-type="string">
            <text:p>Un CSS inutile dans les feuilles de styles alourdie la page et réduit son temps de chargement.</text:p>
          </table:table-cell>
          <table:table-cell office:value-type="string">
            <text:p>Toujours nettoyer son code avant de mettre son site en ligne</text:p>
          </table:table-cell>
          <table:table-cell office:value-type="string">
            <text:p>Enlever le CSS inutile.</text:p>
          </table:table-cell>
          <table:table-cell table:number-columns-repeated="1019"/>
        </table:table-row>
        <table:table-row table:style-name="ro5">
          <table:table-cell office:value-type="string">
            <text:p>SEO</text:p>
          </table:table-cell>
          <table:table-cell office:value-type="string">
            <text:p>URL manquante pour les reseaux sociaux</text:p>
          </table:table-cell>
          <table:table-cell office:value-type="string">
            <text:p>Il manque des liens pour les reseaux sociaux, si ceux-ci sont indisponible, cela apportera moins de visibilité sur le web pour l'entreprise</text:p>
          </table:table-cell>
          <table:table-cell office:value-type="string">
            <text:p>Toujours mettre des liens externes sur son site afin d'exposer son travail sur la toile + de visibilité + de visiteurs</text:p>
          </table:table-cell>
          <table:table-cell office:value-type="string">
            <text:p>Ajouter des liens aux réseaux</text:p>
          </table:table-cell>
          <table:table-cell table:number-columns-repeated="1019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2" table:style-name="ta1" table:print="false">
        <table:table-column table:style-name="co7" table:default-cell-style-name="Default"/>
        <table:table-row table:style-name="ro1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30">30/11/2021</text:date>, <text:time>12:1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9T00:10:55.35</meta:creation-date>
    <dc:date>2021-11-30T12:17:04.46</dc:date>
    <meta:editing-duration>PT1H21M53S</meta:editing-duration>
    <meta:editing-cycles>2</meta:editing-cycles>
    <meta:generator>OpenOffice/4.1.9$Win32 OpenOffice.org_project/419m1$Build-9805</meta:generator>
    <meta:document-statistic meta:table-count="3" meta:cell-count="58" meta:object-count="0"/>
  </office:meta>
</office:document-meta>
</file>